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JXPath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JXPathSelectionList.generateSaxFragment( ContentHandler contentHandler , Locale local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FlowJXPathSelectionList.FlowJXPathSelectionList( ProcessInfoProvider processInfoProvider , String listPath , String valuePath , String labelPath , Datatype datatype , String nullText , boolean nullTextIsI18nKey , String i18nCatalog , boolean labelIsI18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wJXPathSelectionList.FlowJXPathSelectionList( Object model , String valuePath , String labelPath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